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rial"/>
    </style:style>
    <style:style style:name="P8" style:family="paragraph" style:parent-style-name="Text_20_body" style:list-style-name="L2">
      <style:text-properties style:font-name="Arial"/>
    </style:style>
    <style:style style:name="P9" style:family="paragraph" style:parent-style-name="Text_20_body" style:list-style-name="L3">
      <style:text-properties style:font-name="Arial"/>
    </style:style>
    <style:style style:name="P10" style:family="paragraph" style:parent-style-name="Heading_20_2">
      <style:text-properties style:font-name="Arial"/>
    </style:style>
    <style:style style:name="P11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otPuzzle Game Brief</text:h>
      <text:h text:style-name="Heading_20_2" text:outline-level="2">What is SlotPuzzle?</text:h>
      <text:p text:style-name="P5">SlotPuzzle is a puzzle game inspired by Slot/Fruit Machines.</text:p>
      <text:h text:style-name="Heading_20_2" text:outline-level="2">Inspirations</text:h>
      <text:p text:style-name="P5">Inspirations for this game are as follows:</text:p>
      <text:list xml:id="list20390849" text:style-name="L1">
        <text:list-item>
          <text:p text:style-name="P7">Super Mario Brothers 2, Super Mario World where there were game interludes, ie mini games, where the player had to stop scrolling patterns which if matched resulted in a prize</text:p>
        </text:list-item>
        <text:list-item>
          <text:p text:style-name="P7">Fruit Machines in English pubs (public houses)</text:p>
        </text:list-item>
        <text:list-item>
          <text:p text:style-name="P7">Bejewelled with the aspect of pattern matching in a grid</text:p>
        </text:list-item>
        <text:list-item>
          <text:p text:style-name="P6"><text:span text:style-name="T1">I'm a fan of arcade emulation so I wanted to put some emulation themes into the game. One of the elements I wanted to use is Mamu's MameIcons: </text:span><text:a xlink:type="simple" xlink:href="http://icons.mameworld.info/"><text:span text:style-name="T1">http://icons.mameworld.info/</text:span></text:a><text:span text:style-name="T1">. Therefore the game will link to Mamu's MameIcons as a downloadable game resource of icons.</text:span></text:p>
        </text:list-item>
        <text:list-item>
          <text:p text:style-name="P7">I've been a fan of Transport tycoon and Defender and one of the inspirations common to both games is the way that scores scroll vertically up the screen</text:p>
        </text:list-item>
        <text:list-item>
          <text:p text:style-name="P7">Pinball machines – have some element of pinball in the game</text:p>
        </text:list-item>
        <text:list-item>
          <text:p text:style-name="P7">RocketCommander (<text:a xlink:type="simple" xlink:href="http://exdream.com/Games/Default.aspx?Game=RocketCommander&amp;Category=Open%20Source">http://exdream.com/Games/Default.aspx?Game=RocketCommander&amp;Category=Open%20Source</text:a>) for game design. This is a really excellent site for budding game developers</text:p>
        </text:list-item>
      </text:list>
      <text:h text:style-name="Heading_20_2" text:outline-level="2">Gameplay</text:h>
      <text:p text:style-name="P5">The player is presented with a game world which displays a game level consisting of a grid of slots/fruits in an interesting way for example in a maze path. The aim of the game is to pattern match the slots/fruits to either</text:p>
      <text:list xml:id="list20411533" text:style-name="L2">
        <text:list-item>
          <text:p text:style-name="P8">make them disappear</text:p>
        </text:list-item>
        <text:list-item>
          <text:p text:style-name="P8">win rewards</text:p>
        </text:list-item>
      </text:list>
      <text:p text:style-name="P5">The game ends when the displayed grid has been cleared. As the player attempts the clear the grid <text:s/>a timer counts down to zero. If the player has not cleared the level of the slots/fruits then the player loses the game. If the player has cleared a game level before the game timer has reached zero, then the player achieves a high score for that level.</text:p>
      <text:h text:style-name="Heading_20_2" text:outline-level="2">Levels</text:h>
      <text:p text:style-name="Text_20_body"><text:span text:style-name="T1">The game will have distinct levels which will be associated with themed</text:span> <text:span text:style-name="T1">stage. The game </text:span><text:soft-page-break/><text:span text:style-name="T1">will comprise of many stages.</text:span></text:p>
      <text:h text:style-name="P10" text:outline-level="2">User Generated Levels</text:h>
      <text:p text:style-name="P5">There is a vision for a level editor to all the creation of user generated levels.</text:p>
      <text:h text:style-name="P10" text:outline-level="2">Multi-player</text:h>
      <text:p text:style-name="P5">As there is a timer element to the game, the game will to have split screen and networked multi-player modes. </text:p>
      <text:p text:style-name="P5"/>
      <text:p text:style-name="P5"/>
      <text:h text:style-name="P11" text:outline-level="2">Platforms</text:h>
      <text:p text:style-name="P5">The game is planned to be an open source multi platform game capable of running on a wide range of platforms such as:</text:p>
      <text:list xml:id="list20392958" text:style-name="L3">
        <text:list-item>
          <text:p text:style-name="P9">Linux</text:p>
        </text:list-item>
        <text:list-item>
          <text:p text:style-name="P9">Windows</text:p>
        </text:list-item>
        <text:list-item>
          <text:p text:style-name="P9">Mobile Phones (Andriod, Ios)</text:p>
        </text:list-item>
        <text:list-item>
          <text:p text:style-name="P9">Web Browsers</text:p>
        </text:list-item>
        <text:list-item>
          <text:p text:style-name="P9">Facebook</text:p>
        </text:list-item>
        <text:list-item>
          <text:p text:style-name="P9">Consoles</text:p>
        </text:list-item>
        <text:list-item>
          <text:p text:style-name="P9">Tablets</text:p>
        </text:list-item>
      </text:list>
      <text:p text:style-name="P5">The games assets are planned to be chargeable, with micro payments for well designed game items, and levels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lotPuzzle Game Brief</text:p>
        <text:p text:style-name="MP2">24 December 2011</text:p>
      </style:header>
      <style:footer>
        <text:p text:style-name="MP3"><text:page-number text:select-page="current">3</text:page-number> of <text:page-count>3</text:page-count></text:p>
        <text:p text:style-name="MP4">Version 0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4T16:58:42.11</meta:creation-date>
    <dc:date>2011-12-26T00:27:55.77</dc:date>
    <meta:editing-duration>PT45M4S</meta:editing-duration>
    <meta:editing-cycles>21</meta:editing-cycles>
    <meta:generator>OpenOffice.org/3.3$Win32 OpenOffice.org_project/330m20$Build-9567</meta:generator>
    <meta:document-statistic meta:table-count="0" meta:image-count="0" meta:object-count="0" meta:page-count="3" meta:paragraph-count="37" meta:word-count="423" meta:character-count="2422"/>
  </office:meta>
</office:document-meta>
</file>